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9"/>
    <style:style style:name="ce5" style:family="table-cell" style:parent-style-name="Default" style:data-style-name="N107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w = </text:p>
          </table:table-cell>
          <table:table-cell table:style-name="ce3" office:value-type="float" office:value="12.5">
            <text:p>12.50</text:p>
          </table:table-cell>
          <table:table-cell table:style-name="ce1" office:value-type="string">
            <text:p>l = </text:p>
          </table:table-cell>
          <table:table-cell table:style-name="ce6" office:value-type="float" office:value="10">
            <text:p>10.00</text:p>
          </table:table-cell>
          <table:table-cell table:style-name="ce1" office:value-type="string">
            <text:p>tt = </text:p>
          </table:table-cell>
          <table:table-cell table:style-name="ce7" office:value-type="float" office:value="22.5">
            <text:p>22.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 = </text:p>
          </table:table-cell>
          <table:table-cell table:style-name="ce3" office:value-type="float" office:value="3">
            <text:p>3.00</text:p>
          </table:table-cell>
          <table:table-cell table:style-name="Default" table:number-columns-repeated="2"/>
          <table:table-cell table:style-name="ce1" office:value-type="string">
            <text:p>ttr = </text:p>
          </table:table-cell>
          <table:table-cell table:style-name="ce9" table:formula="oooc:=tt*3.1415926536/180" office:value-type="float" office:value="0.3926990817">
            <text:p>0.39270</text:p>
          </table:table-cell>
          <table:table-cell table:style-name="ce1" office:value-type="string">
            <text:p>R = </text:p>
          </table:table-cell>
          <table:table-cell table:style-name="ce10" table:formula="oooc:=l/ttr" office:value-type="float" office:value="25.4647908946205">
            <text:p>25.464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2" office:value-type="string">
            <text:p>left</text:p>
          </table:table-cell>
          <table:table-cell table:style-name="ce1" office:value-type="string">
            <text:p>tt[i]</text:p>
          </table:table-cell>
          <table:table-cell table:style-name="ce1" office:value-type="string">
            <text:p>r[i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G5]*COS([.F5])-r" office:value-type="float" office:value="-12.5">
            <text:p>-12.5000</text:p>
          </table:table-cell>
          <table:table-cell table:formula="oooc:=[.G5]*SIN([.F5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5]+1" office:value-type="float" office:value="2">
            <text:p>2</text:p>
          </table:table-cell>
          <table:table-cell office:value-type="float" office:value="0">
            <text:p>0.0000</text:p>
          </table:table-cell>
          <table:table-cell table:formula="oooc:=[.G6]*COS([.F6])-r" office:value-type="float" office:value="12.5">
            <text:p>12.5000</text:p>
          </table:table-cell>
          <table:table-cell table:formula="oooc:=[.G6]*SIN([.F6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6]+1" office:value-type="float" office:value="3">
            <text:p>3</text:p>
          </table:table-cell>
          <table:table-cell office:value-type="float" office:value="0">
            <text:p>0.0000</text:p>
          </table:table-cell>
          <table:table-cell table:formula="oooc:=[.G7]*COS([.F7])-r" office:value-type="float" office:value="9.61010236897171">
            <text:p>9.6101</text:p>
          </table:table-cell>
          <table:table-cell table:formula="oooc:=[.G7]*SIN([.F7])" office:value-type="float" office:value="14.528496488621">
            <text:p>14.5285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7]+1" office:value-type="float" office:value="4">
            <text:p>4</text:p>
          </table:table-cell>
          <table:table-cell office:value-type="float" office:value="0">
            <text:p>0.0000</text:p>
          </table:table-cell>
          <table:table-cell table:formula="oooc:=[.G8]*COS([.F8])-r" office:value-type="float" office:value="-13.4868859437983">
            <text:p>-13.4869</text:p>
          </table:table-cell>
          <table:table-cell table:formula="oooc:=[.G8]*SIN([.F8])" office:value-type="float" office:value="4.96141067946433">
            <text:p>4.9614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8]+1" office:value-type="float" office:value="5">
            <text:p>5</text:p>
          </table:table-cell>
          <table:table-cell table:formula="oooc:=h" office:value-type="float" office:value="3">
            <text:p>3.0000</text:p>
          </table:table-cell>
          <table:table-cell table:formula="oooc:=[.G9]*COS([.F9])-r" office:value-type="float" office:value="-12.5">
            <text:p>-12.5000</text:p>
          </table:table-cell>
          <table:table-cell table:formula="oooc:=[.G9]*SIN([.F9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9]+1" office:value-type="float" office:value="6">
            <text:p>6</text:p>
          </table:table-cell>
          <table:table-cell table:formula="oooc:=h" office:value-type="float" office:value="3">
            <text:p>3.0000</text:p>
          </table:table-cell>
          <table:table-cell table:formula="oooc:=[.G10]*COS([.F10])-r" office:value-type="float" office:value="12.5">
            <text:p>12.5000</text:p>
          </table:table-cell>
          <table:table-cell table:formula="oooc:=[.G10]*SIN([.F10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10]+1" office:value-type="float" office:value="7">
            <text:p>7</text:p>
          </table:table-cell>
          <table:table-cell table:formula="oooc:=h" office:value-type="float" office:value="3">
            <text:p>3.0000</text:p>
          </table:table-cell>
          <table:table-cell table:formula="oooc:=[.G11]*COS([.F11])-r" office:value-type="float" office:value="9.61010236897171">
            <text:p>9.6101</text:p>
          </table:table-cell>
          <table:table-cell table:formula="oooc:=[.G11]*SIN([.F11])" office:value-type="float" office:value="14.528496488621">
            <text:p>14.5285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11]+1" office:value-type="float" office:value="8">
            <text:p>8</text:p>
          </table:table-cell>
          <table:table-cell table:formula="oooc:=h" office:value-type="float" office:value="3">
            <text:p>3.0000</text:p>
          </table:table-cell>
          <table:table-cell table:formula="oooc:=[.G12]*COS([.F12])-r" office:value-type="float" office:value="-13.4868859437983">
            <text:p>-13.4869</text:p>
          </table:table-cell>
          <table:table-cell table:formula="oooc:=[.G12]*SIN([.F12])" office:value-type="float" office:value="4.96141067946433">
            <text:p>4.9614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2" office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ooc:=[.B5]" office:value-type="float" office:value="0">
            <text:p>0.0000</text:p>
          </table:table-cell>
          <table:table-cell table:formula="oooc:=-[.C5]" office:value-type="float" office:value="12.5">
            <text:p>12.5000</text:p>
          </table:table-cell>
          <table:table-cell table:formula="oooc:=[.D5]" office:value-type="float" office:value="0">
            <text:p>0.0000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ooc:=[.A15]+1" office:value-type="float" office:value="2">
            <text:p>2</text:p>
          </table:table-cell>
          <table:table-cell table:formula="oooc:=[.B6]" office:value-type="float" office:value="0">
            <text:p>0.0000</text:p>
          </table:table-cell>
          <table:table-cell table:formula="oooc:=-[.C6]" office:value-type="float" office:value="-12.5">
            <text:p>-12.5000</text:p>
          </table:table-cell>
          <table:table-cell table:formula="oooc:=[.D6]" office:value-type="float" office:value="0">
            <text:p>0.0000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formula="oooc:=[.A16]+1" office:value-type="float" office:value="3">
            <text:p>3</text:p>
          </table:table-cell>
          <table:table-cell table:formula="oooc:=[.B7]" office:value-type="float" office:value="0">
            <text:p>0.0000</text:p>
          </table:table-cell>
          <table:table-cell table:formula="oooc:=-[.C7]" office:value-type="float" office:value="-9.61010236897171">
            <text:p>-9.6101</text:p>
          </table:table-cell>
          <table:table-cell table:formula="oooc:=[.D7]" office:value-type="float" office:value="14.528496488621">
            <text:p>14.5285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ooc:=[.A17]+1" office:value-type="float" office:value="4">
            <text:p>4</text:p>
          </table:table-cell>
          <table:table-cell table:formula="oooc:=[.B8]" office:value-type="float" office:value="0">
            <text:p>0.0000</text:p>
          </table:table-cell>
          <table:table-cell table:formula="oooc:=-[.C8]" office:value-type="float" office:value="13.4868859437983">
            <text:p>13.4869</text:p>
          </table:table-cell>
          <table:table-cell table:formula="oooc:=[.D8]" office:value-type="float" office:value="4.96141067946433">
            <text:p>4.9614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ooc:=[.A18]+1" office:value-type="float" office:value="5">
            <text:p>5</text:p>
          </table:table-cell>
          <table:table-cell table:formula="oooc:=[.B9]" office:value-type="float" office:value="3">
            <text:p>3.0000</text:p>
          </table:table-cell>
          <table:table-cell table:formula="oooc:=-[.C9]" office:value-type="float" office:value="12.5">
            <text:p>12.5000</text:p>
          </table:table-cell>
          <table:table-cell table:formula="oooc:=[.D9]" office:value-type="float" office:value="0">
            <text:p>0.0000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ooc:=[.A19]+1" office:value-type="float" office:value="6">
            <text:p>6</text:p>
          </table:table-cell>
          <table:table-cell table:formula="oooc:=[.B10]" office:value-type="float" office:value="3">
            <text:p>3.0000</text:p>
          </table:table-cell>
          <table:table-cell table:formula="oooc:=-[.C10]" office:value-type="float" office:value="-12.5">
            <text:p>-12.5000</text:p>
          </table:table-cell>
          <table:table-cell table:formula="oooc:=[.D10]" office:value-type="float" office:value="0">
            <text:p>0.0000</text:p>
          </table:table-cell>
          <table:table-cell table:style-name="Default"/>
          <table:table-cell table:style-name="ce8"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formula="oooc:=[.A20]+1" office:value-type="float" office:value="7">
            <text:p>7</text:p>
          </table:table-cell>
          <table:table-cell table:formula="oooc:=[.B11]" office:value-type="float" office:value="3">
            <text:p>3.0000</text:p>
          </table:table-cell>
          <table:table-cell table:formula="oooc:=-[.C11]" office:value-type="float" office:value="-9.61010236897171">
            <text:p>-9.6101</text:p>
          </table:table-cell>
          <table:table-cell table:formula="oooc:=[.D11]" office:value-type="float" office:value="14.528496488621">
            <text:p>14.5285</text:p>
          </table:table-cell>
          <table:table-cell table:style-name="Default"/>
          <table:table-cell table:number-columns-repeated="4"/>
        </table:table-row>
        <table:table-row table:style-name="ro1">
          <table:table-cell table:formula="oooc:=[.A21]+1" office:value-type="float" office:value="8">
            <text:p>8</text:p>
          </table:table-cell>
          <table:table-cell table:formula="oooc:=[.B12]" office:value-type="float" office:value="3">
            <text:p>3.0000</text:p>
          </table:table-cell>
          <table:table-cell table:formula="oooc:=-[.C12]" office:value-type="float" office:value="13.4868859437983">
            <text:p>13.4869</text:p>
          </table:table-cell>
          <table:table-cell table:formula="oooc:=[.D12]" office:value-type="float" office:value="4.96141067946433">
            <text:p>4.961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" office:value-type="string">
            <text:p>Tunnel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ooc:=[.A27]+1" office:value-type="float" office:value="2">
            <text:p>2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ooc:=[.A28]+1" office:value-type="float" office:value="3">
            <text:p>3</text:p>
          </table:table-cell>
          <table:table-cell table:number-columns-repeated="2" table:style-name="ce5" office:value-type="float" office:value="5">
            <text:p>5.0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formula="oooc:=[.A29]+1" office:value-type="float" office:value="4">
            <text:p>4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formula="oooc:=[.A30]+1" office:value-type="float" office:value="5">
            <text:p>5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31]+1" office:value-type="float" office:value="6">
            <text:p>6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32]+1" office:value-type="float" office:value="7">
            <text:p>7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33]+1" office:value-type="float" office:value="8">
            <text:p>8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0">
            <text:p>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34]+1" office:value-type="float" office:value="9">
            <text:p>9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formula="oooc:=[.A35]+1" office:value-type="float" office:value="10">
            <text:p>10</text:p>
          </table:table-cell>
          <table:table-cell table:style-name="ce5" office:value-type="float" office:value="0">
            <text:p>0.0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formula="oooc:=[.A36]+1" office:value-type="float" office:value="11">
            <text:p>11</text:p>
          </table:table-cell>
          <table:table-cell table:number-columns-repeated="2" table:style-name="ce5" office:value-type="float" office:value="5">
            <text:p>5.0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formula="oooc:=[.A37]+1" office:value-type="float" office:value="12">
            <text:p>12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">
            <text:p>-5.0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formula="oooc:=[.A38]+1" office:value-type="float" office:value="13">
            <text:p>13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formula="oooc:=[.A39]+1" office:value-type="float" office:value="14">
            <text:p>14</text:p>
          </table:table-cell>
          <table:table-cell table:style-name="ce5" office:value-type="float" office:value="-1">
            <text:p>-1.0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formula="oooc:=[.A40]+1" office:value-type="float" office:value="15">
            <text:p>15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41]+1" office:value-type="float" office:value="16">
            <text:p>16</text:p>
          </table:table-cell>
          <table:table-cell table:style-name="ce5" office:value-type="float" office:value="10">
            <text:p>10.0</text:p>
          </table:table-cell>
          <table:table-cell table:style-name="ce5" office:value-type="float" office:value="-12.5">
            <text:p>-12.5</text:p>
          </table:table-cell>
          <table:table-cell table:style-name="ce5" office:value-type="float" office:value="10">
            <text:p>10.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lxb = </text:p>
          </table:table-cell>
          <table:table-cell table:style-name="ce6" office:value-type="float" office:value="16.6">
            <text:p>16.60</text:p>
          </table:table-cell>
          <table:table-cell table:style-name="ce1" office:value-type="string">
            <text:p>lyb = </text:p>
          </table:table-cell>
          <table:table-cell table:style-name="ce6" office:value-type="float" office:value="8">
            <text:p>8.00</text:p>
          </table:table-cell>
          <table:table-cell table:style-name="ce1" office:value-type="string">
            <text:p>lzb = </text:p>
          </table:table-cell>
          <table:table-cell table:style-name="ce6" office:value-type="float" office:value="8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xc = </text:p>
          </table:table-cell>
          <table:table-cell table:style-name="ce6" office:value-type="float" office:value="5.5">
            <text:p>5.50</text:p>
          </table:table-cell>
          <table:table-cell table:style-name="ce1" office:value-type="string">
            <text:p>yc = </text:p>
          </table:table-cell>
          <table:table-cell table:style-name="ce6" office:value-type="float" office:value="0">
            <text:p>0.00</text:p>
          </table:table-cell>
          <table:table-cell table:style-name="ce1" office:value-type="string">
            <text:p>zc = </text:p>
          </table:table-cell>
          <table:table-cell table:style-name="ce6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ooc:=xc-lxb/2" office:value-type="float" office:value="-2.8">
            <text:p>-2.8000</text:p>
          </table:table-cell>
          <table:table-cell table:formula="oooc:=yc-lyb/2" office:value-type="float" office:value="-4">
            <text:p>-4.0000</text:p>
          </table:table-cell>
          <table:table-cell table:formula="oooc:=zc-lzb/2" office:value-type="float" office:value="-4">
            <text:p>-4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formula="oooc:=[.A51]+1" office:value-type="float" office:value="2">
            <text:p>2</text:p>
          </table:table-cell>
          <table:table-cell table:formula="oooc:=xc-lxb/2" office:value-type="float" office:value="-2.8">
            <text:p>-2.8000</text:p>
          </table:table-cell>
          <table:table-cell table:formula="oooc:=yc+lyb/2" office:value-type="float" office:value="4">
            <text:p>4.0000</text:p>
          </table:table-cell>
          <table:table-cell table:formula="oooc:=zc-lzb/2" office:value-type="float" office:value="-4">
            <text:p>-4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formula="oooc:=[.A52]+1" office:value-type="float" office:value="3">
            <text:p>3</text:p>
          </table:table-cell>
          <table:table-cell table:formula="oooc:=xc-lxb/2" office:value-type="float" office:value="-2.8">
            <text:p>-2.8000</text:p>
          </table:table-cell>
          <table:table-cell table:formula="oooc:=yc+lyb/2" office:value-type="float" office:value="4">
            <text:p>4.0000</text:p>
          </table:table-cell>
          <table:table-cell table:formula="oooc:=zc+lzb/2" office:value-type="float" office:value="4">
            <text:p>4.000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ooc:=[.A53]+1" office:value-type="float" office:value="4">
            <text:p>4</text:p>
          </table:table-cell>
          <table:table-cell table:formula="oooc:=xc-lxb/2" office:value-type="float" office:value="-2.8">
            <text:p>-2.8000</text:p>
          </table:table-cell>
          <table:table-cell table:formula="oooc:=yc-lyb/2" office:value-type="float" office:value="-4">
            <text:p>-4.0000</text:p>
          </table:table-cell>
          <table:table-cell table:formula="oooc:=zc+lzb/2" office:value-type="float" office:value="4">
            <text:p>4.0000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formula="oooc:=[.A54]+1" office:value-type="float" office:value="5">
            <text:p>5</text:p>
          </table:table-cell>
          <table:table-cell table:formula="oooc:=xc+lxb/2" office:value-type="float" office:value="13.8">
            <text:p>13.8000</text:p>
          </table:table-cell>
          <table:table-cell table:formula="oooc:=yc-lyb/2" office:value-type="float" office:value="-4">
            <text:p>-4.0000</text:p>
          </table:table-cell>
          <table:table-cell table:formula="oooc:=zc-lzb/2" office:value-type="float" office:value="-4">
            <text:p>-4.000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55]+1" office:value-type="float" office:value="6">
            <text:p>6</text:p>
          </table:table-cell>
          <table:table-cell table:formula="oooc:=xc+lxb/2" office:value-type="float" office:value="13.8">
            <text:p>13.8000</text:p>
          </table:table-cell>
          <table:table-cell table:formula="oooc:=yc+lyb/2" office:value-type="float" office:value="4">
            <text:p>4.0000</text:p>
          </table:table-cell>
          <table:table-cell table:formula="oooc:=zc-lzb/2" office:value-type="float" office:value="-4">
            <text:p>-4.0000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56]+1" office:value-type="float" office:value="7">
            <text:p>7</text:p>
          </table:table-cell>
          <table:table-cell table:formula="oooc:=xc+lxb/2" office:value-type="float" office:value="13.8">
            <text:p>13.8000</text:p>
          </table:table-cell>
          <table:table-cell table:formula="oooc:=yc+lyb/2" office:value-type="float" office:value="4">
            <text:p>4.0000</text:p>
          </table:table-cell>
          <table:table-cell table:formula="oooc:=zc+lzb/2" office:value-type="float" office:value="4">
            <text:p>4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formula="oooc:=[.A57]+1" office:value-type="float" office:value="8">
            <text:p>8</text:p>
          </table:table-cell>
          <table:table-cell table:formula="oooc:=xc+lxb/2" office:value-type="float" office:value="13.8">
            <text:p>13.8000</text:p>
          </table:table-cell>
          <table:table-cell table:formula="oooc:=yc-lyb/2" office:value-type="float" office:value="-4">
            <text:p>-4.0000</text:p>
          </table:table-cell>
          <table:table-cell table:formula="oooc:=zc+lzb/2" office:value-type="float" office:value="4">
            <text:p>4.000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>
            <text:p>Helix</text:p>
          </table:table-cell>
          <table:table-cell table:style-name="ce1" office:value-type="string">
            <text:p>dh = </text:p>
          </table:table-cell>
          <table:table-cell table:style-name="ce7" office:value-type="float" office:value="2.4">
            <text:p>2.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2" office:value-type="string">
            <text:p>left</text:p>
          </table:table-cell>
          <table:table-cell table:style-name="ce1" office:value-type="string">
            <text:p>tt[i]</text:p>
          </table:table-cell>
          <table:table-cell table:style-name="ce1" office:value-type="string">
            <text:p>r[i]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00</text:p>
          </table:table-cell>
          <table:table-cell table:formula="oooc:=[.G65]*COS([.F65])-r" office:value-type="float" office:value="-12.5">
            <text:p>-12.5000</text:p>
          </table:table-cell>
          <table:table-cell table:formula="oooc:=[.G65]*SIN([.F65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65]+1" office:value-type="float" office:value="2">
            <text:p>2</text:p>
          </table:table-cell>
          <table:table-cell table:formula="oooc:=[.B65]" office:value-type="float" office:value="0">
            <text:p>0.0000</text:p>
          </table:table-cell>
          <table:table-cell table:formula="oooc:=[.G66]*COS([.F66])-r" office:value-type="float" office:value="-3">
            <text:p>-3.0000</text:p>
          </table:table-cell>
          <table:table-cell table:formula="oooc:=[.G66]*SIN([.F66])" office:value-type="float" office:value="0">
            <text:p>0.0000</text:p>
          </table:table-cell>
          <table:table-cell table:style-name="ce4"/>
          <table:table-cell table:style-name="ce4" table:formula="oooc:=[.F65]" office:value-type="float" office:value="0">
            <text:p>0.0000</text:p>
          </table:table-cell>
          <table:table-cell table:style-name="ce4" table:formula="oooc:=r-3" office:value-type="float" office:value="22.4647908946205">
            <text:p>22.4648</text:p>
          </table:table-cell>
          <table:table-cell table:number-columns-repeated="2"/>
        </table:table-row>
        <table:table-row table:style-name="ro1">
          <table:table-cell table:formula="oooc:=[.A66]+1" office:value-type="float" office:value="3">
            <text:p>3</text:p>
          </table:table-cell>
          <table:table-cell table:formula="oooc:=[.B66]" office:value-type="float" office:value="0">
            <text:p>0.0000</text:p>
          </table:table-cell>
          <table:table-cell table:formula="oooc:=[.G67]*COS([.F67])-r" office:value-type="float" office:value="3">
            <text:p>3.0000</text:p>
          </table:table-cell>
          <table:table-cell table:formula="oooc:=[.G67]*SIN([.F67])" office:value-type="float" office:value="0">
            <text:p>0.0000</text:p>
          </table:table-cell>
          <table:table-cell table:style-name="ce4"/>
          <table:table-cell table:style-name="ce4" table:formula="oooc:=[.F66]" office:value-type="float" office:value="0">
            <text:p>0.0000</text:p>
          </table:table-cell>
          <table:table-cell table:style-name="ce4" table:formula="oooc:=r+3" office:value-type="float" office:value="28.4647908946205">
            <text:p>28.4648</text:p>
          </table:table-cell>
          <table:table-cell table:number-columns-repeated="2"/>
        </table:table-row>
        <table:table-row table:style-name="ro1">
          <table:table-cell table:formula="oooc:=[.A67]+1" office:value-type="float" office:value="4">
            <text:p>4</text:p>
          </table:table-cell>
          <table:table-cell table:formula="oooc:=[.B67]" office:value-type="float" office:value="0">
            <text:p>0.0000</text:p>
          </table:table-cell>
          <table:table-cell table:formula="oooc:=[.G68]*COS([.F68])-r" office:value-type="float" office:value="12.5">
            <text:p>12.5000</text:p>
          </table:table-cell>
          <table:table-cell table:formula="oooc:=[.G68]*SIN([.F68])" office:value-type="float" office:value="0">
            <text:p>0.0000</text:p>
          </table:table-cell>
          <table:table-cell table:style-name="ce4"/>
          <table:table-cell table:style-name="ce4" table:formula="oooc:=[.F67]" office:value-type="float" office:value="0">
            <text:p>0.0000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68]+1" office:value-type="float" office:value="5">
            <text:p>5</text:p>
          </table:table-cell>
          <table:table-cell table:formula="oooc:=dh" office:value-type="float" office:value="2.4">
            <text:p>2.4000</text:p>
          </table:table-cell>
          <table:table-cell table:formula="oooc:=[.G69]*COS([.F69])-r" office:value-type="float" office:value="-13.4868859437983">
            <text:p>-13.4869</text:p>
          </table:table-cell>
          <table:table-cell table:formula="oooc:=[.G69]*SIN([.F69])" office:value-type="float" office:value="4.96141067946433">
            <text:p>4.9614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69]+1" office:value-type="float" office:value="6">
            <text:p>6</text:p>
          </table:table-cell>
          <table:table-cell table:formula="oooc:=dh" office:value-type="float" office:value="2.4">
            <text:p>2.4000</text:p>
          </table:table-cell>
          <table:table-cell table:formula="oooc:=[.G70]*COS([.F70])-r" office:value-type="float" office:value="-4.71003038494567">
            <text:p>-4.7100</text:p>
          </table:table-cell>
          <table:table-cell table:formula="oooc:=[.G70]*SIN([.F70])" office:value-type="float" office:value="8.59690328694388">
            <text:p>8.5969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3" office:value-type="float" office:value="22.4647908946205">
            <text:p>22.4648</text:p>
          </table:table-cell>
          <table:table-cell table:number-columns-repeated="2"/>
        </table:table-row>
        <table:table-row table:style-name="ro1">
          <table:table-cell table:formula="oooc:=[.A70]+1" office:value-type="float" office:value="7">
            <text:p>7</text:p>
          </table:table-cell>
          <table:table-cell table:formula="oooc:=dh" office:value-type="float" office:value="2.4">
            <text:p>2.4000</text:p>
          </table:table-cell>
          <table:table-cell table:formula="oooc:=[.G71]*COS([.F71])-r" office:value-type="float" office:value="0.833246810119118">
            <text:p>0.8332</text:p>
          </table:table-cell>
          <table:table-cell table:formula="oooc:=[.G71]*SIN([.F71])" office:value-type="float" office:value="10.8930038811415">
            <text:p>10.8930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3" office:value-type="float" office:value="28.4647908946205">
            <text:p>28.4648</text:p>
          </table:table-cell>
          <table:table-cell table:number-columns-repeated="2"/>
        </table:table-row>
        <table:table-row table:style-name="ro1">
          <table:table-cell table:formula="oooc:=[.A71]+1" office:value-type="float" office:value="8">
            <text:p>8</text:p>
          </table:table-cell>
          <table:table-cell table:formula="oooc:=dh" office:value-type="float" office:value="2.4">
            <text:p>2.4000</text:p>
          </table:table-cell>
          <table:table-cell table:formula="oooc:=[.G72]*COS([.F72])-r" office:value-type="float" office:value="9.61010236897171">
            <text:p>9.6101</text:p>
          </table:table-cell>
          <table:table-cell table:formula="oooc:=[.G72]*SIN([.F72])" office:value-type="float" office:value="14.528496488621">
            <text:p>14.5285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72]+1" office:value-type="float" office:value="9">
            <text:p>9</text:p>
          </table:table-cell>
          <table:table-cell table:formula="oooc:=[.B65]+3" office:value-type="float" office:value="3">
            <text:p>3.0000</text:p>
          </table:table-cell>
          <table:table-cell table:formula="oooc:=[.G73]*COS([.F73])-r" office:value-type="float" office:value="-12.5">
            <text:p>-12.5000</text:p>
          </table:table-cell>
          <table:table-cell table:formula="oooc:=[.G73]*SIN([.F73])" office:value-type="float" office:value="0">
            <text:p>0.0000</text:p>
          </table:table-cell>
          <table:table-cell table:style-name="ce4"/>
          <table:table-cell table:style-name="ce4" office:value-type="float" office:value="0">
            <text:p>0.0000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73]+1" office:value-type="float" office:value="10">
            <text:p>10</text:p>
          </table:table-cell>
          <table:table-cell table:formula="oooc:=[.B66]+3" office:value-type="float" office:value="3">
            <text:p>3.0000</text:p>
          </table:table-cell>
          <table:table-cell table:formula="oooc:=[.G74]*COS([.F74])-r" office:value-type="float" office:value="-3">
            <text:p>-3.0000</text:p>
          </table:table-cell>
          <table:table-cell table:formula="oooc:=[.G74]*SIN([.F74])" office:value-type="float" office:value="0">
            <text:p>0.0000</text:p>
          </table:table-cell>
          <table:table-cell table:style-name="ce4"/>
          <table:table-cell table:style-name="ce4" table:formula="oooc:=[.F73]" office:value-type="float" office:value="0">
            <text:p>0.0000</text:p>
          </table:table-cell>
          <table:table-cell table:style-name="ce4" table:formula="oooc:=r-3" office:value-type="float" office:value="22.4647908946205">
            <text:p>22.4648</text:p>
          </table:table-cell>
          <table:table-cell table:number-columns-repeated="2"/>
        </table:table-row>
        <table:table-row table:style-name="ro1">
          <table:table-cell table:formula="oooc:=[.A74]+1" office:value-type="float" office:value="11">
            <text:p>11</text:p>
          </table:table-cell>
          <table:table-cell table:formula="oooc:=[.B67]+3" office:value-type="float" office:value="3">
            <text:p>3.0000</text:p>
          </table:table-cell>
          <table:table-cell table:formula="oooc:=[.G75]*COS([.F75])-r" office:value-type="float" office:value="3">
            <text:p>3.0000</text:p>
          </table:table-cell>
          <table:table-cell table:formula="oooc:=[.G75]*SIN([.F75])" office:value-type="float" office:value="0">
            <text:p>0.0000</text:p>
          </table:table-cell>
          <table:table-cell table:style-name="ce4"/>
          <table:table-cell table:style-name="ce4" table:formula="oooc:=[.F74]" office:value-type="float" office:value="0">
            <text:p>0.0000</text:p>
          </table:table-cell>
          <table:table-cell table:style-name="ce4" table:formula="oooc:=r+3" office:value-type="float" office:value="28.4647908946205">
            <text:p>28.4648</text:p>
          </table:table-cell>
          <table:table-cell table:number-columns-repeated="2"/>
        </table:table-row>
        <table:table-row table:style-name="ro1">
          <table:table-cell table:formula="oooc:=[.A75]+1" office:value-type="float" office:value="12">
            <text:p>12</text:p>
          </table:table-cell>
          <table:table-cell table:formula="oooc:=[.B68]+3" office:value-type="float" office:value="3">
            <text:p>3.0000</text:p>
          </table:table-cell>
          <table:table-cell table:formula="oooc:=[.G76]*COS([.F76])-r" office:value-type="float" office:value="12.5">
            <text:p>12.5000</text:p>
          </table:table-cell>
          <table:table-cell table:formula="oooc:=[.G76]*SIN([.F76])" office:value-type="float" office:value="0">
            <text:p>0.0000</text:p>
          </table:table-cell>
          <table:table-cell table:style-name="ce4"/>
          <table:table-cell table:style-name="ce4" table:formula="oooc:=[.F75]" office:value-type="float" office:value="0">
            <text:p>0.0000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 table:formula="oooc:=[.A76]+1" office:value-type="float" office:value="13">
            <text:p>13</text:p>
          </table:table-cell>
          <table:table-cell table:formula="oooc:=[.B69]+3" office:value-type="float" office:value="5.4">
            <text:p>5.4000</text:p>
          </table:table-cell>
          <table:table-cell table:formula="oooc:=[.G77]*COS([.F77])-r" office:value-type="float" office:value="-13.4868859437983">
            <text:p>-13.4869</text:p>
          </table:table-cell>
          <table:table-cell table:formula="oooc:=[.G77]*SIN([.F77])" office:value-type="float" office:value="4.96141067946433">
            <text:p>4.9614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w" office:value-type="float" office:value="12.9647908946205">
            <text:p>12.9648</text:p>
          </table:table-cell>
          <table:table-cell table:number-columns-repeated="2"/>
        </table:table-row>
        <table:table-row table:style-name="ro1">
          <table:table-cell table:formula="oooc:=[.A77]+1" office:value-type="float" office:value="14">
            <text:p>14</text:p>
          </table:table-cell>
          <table:table-cell table:formula="oooc:=[.B70]+3" office:value-type="float" office:value="5.4">
            <text:p>5.4000</text:p>
          </table:table-cell>
          <table:table-cell table:formula="oooc:=[.G78]*COS([.F78])-r" office:value-type="float" office:value="-4.71003038494567">
            <text:p>-4.7100</text:p>
          </table:table-cell>
          <table:table-cell table:formula="oooc:=[.G78]*SIN([.F78])" office:value-type="float" office:value="8.59690328694388">
            <text:p>8.5969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-3" office:value-type="float" office:value="22.4647908946205">
            <text:p>22.4648</text:p>
          </table:table-cell>
          <table:table-cell table:number-columns-repeated="2"/>
        </table:table-row>
        <table:table-row table:style-name="ro1">
          <table:table-cell table:formula="oooc:=[.A78]+1" office:value-type="float" office:value="15">
            <text:p>15</text:p>
          </table:table-cell>
          <table:table-cell table:formula="oooc:=[.B71]+3" office:value-type="float" office:value="5.4">
            <text:p>5.4000</text:p>
          </table:table-cell>
          <table:table-cell table:formula="oooc:=[.G79]*COS([.F79])-r" office:value-type="float" office:value="0.833246810119118">
            <text:p>0.8332</text:p>
          </table:table-cell>
          <table:table-cell table:formula="oooc:=[.G79]*SIN([.F79])" office:value-type="float" office:value="10.8930038811415">
            <text:p>10.8930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3" office:value-type="float" office:value="28.4647908946205">
            <text:p>28.4648</text:p>
          </table:table-cell>
          <table:table-cell table:number-columns-repeated="2"/>
        </table:table-row>
        <table:table-row table:style-name="ro1">
          <table:table-cell table:formula="oooc:=[.A79]+1" office:value-type="float" office:value="16">
            <text:p>16</text:p>
          </table:table-cell>
          <table:table-cell table:formula="oooc:=[.B72]+3" office:value-type="float" office:value="5.4">
            <text:p>5.4000</text:p>
          </table:table-cell>
          <table:table-cell table:formula="oooc:=[.G80]*COS([.F80])-r" office:value-type="float" office:value="9.61010236897171">
            <text:p>9.6101</text:p>
          </table:table-cell>
          <table:table-cell table:formula="oooc:=[.G80]*SIN([.F80])" office:value-type="float" office:value="14.528496488621">
            <text:p>14.5285</text:p>
          </table:table-cell>
          <table:table-cell table:style-name="ce4"/>
          <table:table-cell table:style-name="ce4" table:formula="oooc:=ttr" office:value-type="float" office:value="0.3926990817">
            <text:p>0.3927</text:p>
          </table:table-cell>
          <table:table-cell table:style-name="ce4" table:formula="oooc:=r+w" office:value-type="float" office:value="37.9647908946205">
            <text:p>37.964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2" office:value-type="string">
            <text:p>right</text:p>
          </table:table-cell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ooc:=[.B65]" office:value-type="float" office:value="0">
            <text:p>0.0000</text:p>
          </table:table-cell>
          <table:table-cell table:formula="oooc:=-[.C65]" office:value-type="float" office:value="12.5">
            <text:p>12.5000</text:p>
          </table:table-cell>
          <table:table-cell table:formula="oooc:=[.D65]" office:value-type="float" office:value="0">
            <text:p>0.0000</text:p>
          </table:table-cell>
          <table:table-cell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ooc:=[.A83]+1" office:value-type="float" office:value="2">
            <text:p>2</text:p>
          </table:table-cell>
          <table:table-cell table:formula="oooc:=[.B66]" office:value-type="float" office:value="0">
            <text:p>0.0000</text:p>
          </table:table-cell>
          <table:table-cell table:formula="oooc:=-[.C66]" office:value-type="float" office:value="3">
            <text:p>3.0000</text:p>
          </table:table-cell>
          <table:table-cell table:formula="oooc:=[.D66]" office:value-type="float" office:value="0">
            <text:p>0.0000</text:p>
          </table:table-cell>
          <table:table-cell/>
          <table:table-cell table:style-name="ce8" office:value-type="string">
            <text:p>f</text:p>
          </table:table-cell>
          <table:table-cell table:formula="oooc:=[.G82]+1" office:value-type="float" office:value="2">
            <text:p>2</text:p>
          </table:table-cell>
          <table:table-cell table:formula="oooc:=[.H82]+1" office:value-type="float" office:value="3">
            <text:p>3</text:p>
          </table:table-cell>
          <table:table-cell table:formula="oooc:=[.I82]+1" office:value-type="float" office:value="7">
            <text:p>7</text:p>
          </table:table-cell>
        </table:table-row>
        <table:table-row table:style-name="ro1">
          <table:table-cell table:formula="oooc:=[.A84]+1" office:value-type="float" office:value="3">
            <text:p>3</text:p>
          </table:table-cell>
          <table:table-cell table:formula="oooc:=[.B67]" office:value-type="float" office:value="0">
            <text:p>0.0000</text:p>
          </table:table-cell>
          <table:table-cell table:formula="oooc:=-[.C67]" office:value-type="float" office:value="-3">
            <text:p>-3.0000</text:p>
          </table:table-cell>
          <table:table-cell table:formula="oooc:=[.D67]" office:value-type="float" office:value="0">
            <text:p>0.0000</text:p>
          </table:table-cell>
          <table:table-cell/>
          <table:table-cell table:style-name="ce8" office:value-type="string">
            <text:p>f</text:p>
          </table:table-cell>
          <table:table-cell table:formula="oooc:=[.G83]+1" office:value-type="float" office:value="2">
            <text:p>2</text:p>
          </table:table-cell>
          <table:table-cell table:formula="oooc:=[.H83]+1" office:value-type="float" office:value="6">
            <text:p>6</text:p>
          </table:table-cell>
          <table:table-cell table:formula="oooc:=[.I83]+1" office:value-type="float" office:value="7">
            <text:p>7</text:p>
          </table:table-cell>
        </table:table-row>
        <table:table-row table:style-name="ro1">
          <table:table-cell table:formula="oooc:=[.A85]+1" office:value-type="float" office:value="4">
            <text:p>4</text:p>
          </table:table-cell>
          <table:table-cell table:formula="oooc:=[.B68]" office:value-type="float" office:value="0">
            <text:p>0.0000</text:p>
          </table:table-cell>
          <table:table-cell table:formula="oooc:=-[.C68]" office:value-type="float" office:value="-12.5">
            <text:p>-12.5000</text:p>
          </table:table-cell>
          <table:table-cell table:formula="oooc:=[.D68]" office:value-type="float" office:value="0">
            <text:p>0.0000</text:p>
          </table:table-cell>
          <table:table-cell/>
          <table:table-cell table:style-name="ce8" office:value-type="string">
            <text:p>f</text:p>
          </table:table-cell>
          <table:table-cell table:formula="oooc:=[.G84]+1" office:value-type="float" office:value="3">
            <text:p>3</text:p>
          </table:table-cell>
          <table:table-cell table:formula="oooc:=[.H84]+1" office:value-type="float" office:value="4">
            <text:p>4</text:p>
          </table:table-cell>
          <table:table-cell table:formula="oooc:=[.I84]+1" office:value-type="float" office:value="8">
            <text:p>8</text:p>
          </table:table-cell>
        </table:table-row>
        <table:table-row table:style-name="ro1">
          <table:table-cell table:formula="oooc:=[.A86]+1" office:value-type="float" office:value="5">
            <text:p>5</text:p>
          </table:table-cell>
          <table:table-cell table:formula="oooc:=[.B69]" office:value-type="float" office:value="2.4">
            <text:p>2.4000</text:p>
          </table:table-cell>
          <table:table-cell table:formula="oooc:=-[.C69]" office:value-type="float" office:value="13.4868859437983">
            <text:p>13.4869</text:p>
          </table:table-cell>
          <table:table-cell table:formula="oooc:=[.D69]" office:value-type="float" office:value="4.96141067946433">
            <text:p>4.9614</text:p>
          </table:table-cell>
          <table:table-cell/>
          <table:table-cell table:style-name="ce8" office:value-type="string">
            <text:p>f</text:p>
          </table:table-cell>
          <table:table-cell table:formula="oooc:=[.G85]+1" office:value-type="float" office:value="3">
            <text:p>3</text:p>
          </table:table-cell>
          <table:table-cell table:formula="oooc:=[.H85]+1" office:value-type="float" office:value="7">
            <text:p>7</text:p>
          </table:table-cell>
          <table:table-cell table:formula="oooc:=[.I85]+1" office:value-type="float" office:value="8">
            <text:p>8</text:p>
          </table:table-cell>
        </table:table-row>
        <table:table-row table:style-name="ro1">
          <table:table-cell table:formula="oooc:=[.A87]+1" office:value-type="float" office:value="6">
            <text:p>6</text:p>
          </table:table-cell>
          <table:table-cell table:formula="oooc:=[.B70]" office:value-type="float" office:value="2.4">
            <text:p>2.4000</text:p>
          </table:table-cell>
          <table:table-cell table:formula="oooc:=-[.C70]" office:value-type="float" office:value="4.71003038494567">
            <text:p>4.7100</text:p>
          </table:table-cell>
          <table:table-cell table:formula="oooc:=[.D70]" office:value-type="float" office:value="8.59690328694388">
            <text:p>8.5969</text:p>
          </table:table-cell>
          <table:table-cell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ooc:=[.A88]+1" office:value-type="float" office:value="7">
            <text:p>7</text:p>
          </table:table-cell>
          <table:table-cell table:formula="oooc:=[.B71]" office:value-type="float" office:value="2.4">
            <text:p>2.4000</text:p>
          </table:table-cell>
          <table:table-cell table:formula="oooc:=-[.C71]" office:value-type="float" office:value="-0.833246810119118">
            <text:p>-0.8332</text:p>
          </table:table-cell>
          <table:table-cell table:formula="oooc:=[.D71]" office:value-type="float" office:value="10.8930038811415">
            <text:p>10.8930</text:p>
          </table:table-cell>
          <table:table-cell/>
          <table:table-cell table:style-name="ce8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ooc:=[.A89]+1" office:value-type="float" office:value="8">
            <text:p>8</text:p>
          </table:table-cell>
          <table:table-cell table:formula="oooc:=[.B72]" office:value-type="float" office:value="2.4">
            <text:p>2.4000</text:p>
          </table:table-cell>
          <table:table-cell table:formula="oooc:=-[.C72]" office:value-type="float" office:value="-9.61010236897171">
            <text:p>-9.6101</text:p>
          </table:table-cell>
          <table:table-cell table:formula="oooc:=[.D72]" office:value-type="float" office:value="14.528496488621">
            <text:p>14.5285</text:p>
          </table:table-cell>
          <table:table-cell/>
          <table:table-cell table:style-name="ce8"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ooc:=[.A90]+1" office:value-type="float" office:value="9">
            <text:p>9</text:p>
          </table:table-cell>
          <table:table-cell table:formula="oooc:=[.B73]" office:value-type="float" office:value="3">
            <text:p>3.0000</text:p>
          </table:table-cell>
          <table:table-cell table:formula="oooc:=-[.C73]" office:value-type="float" office:value="12.5">
            <text:p>12.5000</text:p>
          </table:table-cell>
          <table:table-cell table:formula="oooc:=[.D73]" office:value-type="float" office:value="0">
            <text:p>0.0000</text:p>
          </table:table-cell>
          <table:table-cell/>
          <table:table-cell table:style-name="ce8"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formula="oooc:=[.A91]+1" office:value-type="float" office:value="10">
            <text:p>10</text:p>
          </table:table-cell>
          <table:table-cell table:formula="oooc:=[.B74]" office:value-type="float" office:value="3">
            <text:p>3.0000</text:p>
          </table:table-cell>
          <table:table-cell table:formula="oooc:=-[.C74]" office:value-type="float" office:value="3">
            <text:p>3.0000</text:p>
          </table:table-cell>
          <table:table-cell table:formula="oooc:=[.D74]"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formula="oooc:=[.A92]+1" office:value-type="float" office:value="11">
            <text:p>11</text:p>
          </table:table-cell>
          <table:table-cell table:formula="oooc:=[.B75]" office:value-type="float" office:value="3">
            <text:p>3.0000</text:p>
          </table:table-cell>
          <table:table-cell table:formula="oooc:=-[.C75]" office:value-type="float" office:value="-3">
            <text:p>-3.0000</text:p>
          </table:table-cell>
          <table:table-cell table:formula="oooc:=[.D75]"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formula="oooc:=[.A93]+1" office:value-type="float" office:value="12">
            <text:p>12</text:p>
          </table:table-cell>
          <table:table-cell table:formula="oooc:=[.B76]" office:value-type="float" office:value="3">
            <text:p>3.0000</text:p>
          </table:table-cell>
          <table:table-cell table:formula="oooc:=-[.C76]" office:value-type="float" office:value="-12.5">
            <text:p>-12.5000</text:p>
          </table:table-cell>
          <table:table-cell table:formula="oooc:=[.D76]" office:value-type="float" office:value="0">
            <text:p>0.0000</text:p>
          </table:table-cell>
          <table:table-cell table:number-columns-repeated="5"/>
        </table:table-row>
        <table:table-row table:style-name="ro1">
          <table:table-cell table:formula="oooc:=[.A94]+1" office:value-type="float" office:value="13">
            <text:p>13</text:p>
          </table:table-cell>
          <table:table-cell table:formula="oooc:=[.B77]" office:value-type="float" office:value="5.4">
            <text:p>5.4000</text:p>
          </table:table-cell>
          <table:table-cell table:formula="oooc:=-[.C77]" office:value-type="float" office:value="13.4868859437983">
            <text:p>13.4869</text:p>
          </table:table-cell>
          <table:table-cell table:formula="oooc:=[.D77]" office:value-type="float" office:value="4.96141067946433">
            <text:p>4.9614</text:p>
          </table:table-cell>
          <table:table-cell table:number-columns-repeated="5"/>
        </table:table-row>
        <table:table-row table:style-name="ro1">
          <table:table-cell table:formula="oooc:=[.A95]+1" office:value-type="float" office:value="14">
            <text:p>14</text:p>
          </table:table-cell>
          <table:table-cell table:formula="oooc:=[.B78]" office:value-type="float" office:value="5.4">
            <text:p>5.4000</text:p>
          </table:table-cell>
          <table:table-cell table:formula="oooc:=-[.C78]" office:value-type="float" office:value="4.71003038494567">
            <text:p>4.7100</text:p>
          </table:table-cell>
          <table:table-cell table:formula="oooc:=[.D78]" office:value-type="float" office:value="8.59690328694388">
            <text:p>8.5969</text:p>
          </table:table-cell>
          <table:table-cell table:number-columns-repeated="5"/>
        </table:table-row>
        <table:table-row table:style-name="ro1">
          <table:table-cell table:formula="oooc:=[.A96]+1" office:value-type="float" office:value="15">
            <text:p>15</text:p>
          </table:table-cell>
          <table:table-cell table:formula="oooc:=[.B79]" office:value-type="float" office:value="5.4">
            <text:p>5.4000</text:p>
          </table:table-cell>
          <table:table-cell table:formula="oooc:=-[.C79]" office:value-type="float" office:value="-0.833246810119118">
            <text:p>-0.8332</text:p>
          </table:table-cell>
          <table:table-cell table:formula="oooc:=[.D79]" office:value-type="float" office:value="10.8930038811415">
            <text:p>10.8930</text:p>
          </table:table-cell>
          <table:table-cell table:number-columns-repeated="5"/>
        </table:table-row>
        <table:table-row table:style-name="ro1">
          <table:table-cell table:formula="oooc:=[.A97]+1" office:value-type="float" office:value="16">
            <text:p>16</text:p>
          </table:table-cell>
          <table:table-cell table:formula="oooc:=[.B80]" office:value-type="float" office:value="5.4">
            <text:p>5.4000</text:p>
          </table:table-cell>
          <table:table-cell table:formula="oooc:=-[.C80]" office:value-type="float" office:value="-9.61010236897171">
            <text:p>-9.6101</text:p>
          </table:table-cell>
          <table:table-cell table:formula="oooc:=[.D80]" office:value-type="float" office:value="14.528496488621">
            <text:p>14.5285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w" table:base-cell-address="$Sheet1.$B$1" table:cell-range-address="$Sheet1.$B$1"/>
        <table:named-range table:name="l" table:base-cell-address="$Sheet1.$D$1" table:cell-range-address="$Sheet1.$D$1"/>
        <table:named-range table:name="tt" table:base-cell-address="$Sheet1.$F$1" table:cell-range-address="$Sheet1.$F$1"/>
        <table:named-range table:name="ttr" table:base-cell-address="$Sheet1.$F$2" table:cell-range-address="$Sheet1.$F$2"/>
        <table:named-range table:name="r" table:base-cell-address="$Sheet1.$H$2" table:cell-range-address="$Sheet1.$H$2"/>
        <table:named-range table:name="h" table:base-cell-address="$Sheet1.$B$2" table:cell-range-address="$Sheet1.$B$2"/>
        <table:named-range table:name="lxb" table:base-cell-address="$Sheet1.$C$48" table:cell-range-address="$Sheet1.$C$48"/>
        <table:named-range table:name="lyb" table:base-cell-address="$Sheet1.$E$48" table:cell-range-address="$Sheet1.$E$48"/>
        <table:named-range table:name="lzb" table:base-cell-address="$Sheet1.$G$48" table:cell-range-address="$Sheet1.$G$48"/>
        <table:named-range table:name="xc" table:base-cell-address="$Sheet1.$C$49" table:cell-range-address="$Sheet1.$C$49"/>
        <table:named-range table:name="yc" table:base-cell-address="$Sheet1.$E$49" table:cell-range-address="$Sheet1.$E$49"/>
        <table:named-range table:name="zc" table:base-cell-address="$Sheet1.$G$49" table:cell-range-address="$Sheet1.$G$49"/>
        <table:named-range table:name="dh" table:base-cell-address="$Sheet1.$C$62" table:cell-range-address="$Sheet1.$C$6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1/20/2013</text:date>, <text:time>22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3-01-19T13:44:53</meta:creation-date>
    <dc:date>2013-01-20T22:44:14</dc:date>
    <dc:language>en-US</dc:language>
    <meta:editing-cycles>17</meta:editing-cycles>
    <meta:editing-duration>PT2H39M5S</meta:editing-duration>
    <meta:user-defined meta:name="Info 1"/>
    <meta:user-defined meta:name="Info 2"/>
    <meta:user-defined meta:name="Info 3"/>
    <meta:user-defined meta:name="Info 4"/>
    <meta:document-statistic meta:table-count="3" meta:cell-count="581"/>
  </office:meta>
</office:document-meta>
</file>